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3.5583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7833in"/>
    </style:style>
    <style:style style:name="Table1.B" style:family="table-column">
      <style:table-column-properties style:column-width="1.7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text-properties fo:font-variant="normal" fo:text-transform="none" fo:color="#000000" fo:letter-spacing="normal" officeooo:rsid="0001364d" officeooo:paragraph-rsid="0001364d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44e2a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9ab50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61c78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7b6ec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a1d73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bf83c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df690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75a0d"/>
    </style:style>
    <style:style style:name="P17" style:family="paragraph" style:parent-style-name="Preformatted_20_Text">
      <style:paragraph-properties fo:orphans="2" fo:widows="2"/>
      <style:text-properties officeooo:rsid="0001364d"/>
    </style:style>
    <style:style style:name="P1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 officeooo:paragraph-rsid="000a1d73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officeooo:paragraph-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2d5cc"/>
    </style:style>
    <style:style style:name="T3" style:family="text">
      <style:text-properties fo:font-style="normal" fo:font-weight="normal" officeooo:rsid="00044e2a"/>
    </style:style>
    <style:style style:name="T4" style:family="text">
      <style:text-properties fo:font-style="normal" fo:font-weight="normal" officeooo:rsid="0009ab50"/>
    </style:style>
    <style:style style:name="T5" style:family="text">
      <style:text-properties fo:font-style="normal" fo:font-weight="normal" officeooo:rsid="000a1d73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officeooo:rsid="00044e2a"/>
    </style:style>
    <style:style style:name="T8" style:family="text">
      <style:text-properties officeooo:rsid="00061c78"/>
    </style:style>
    <style:style style:name="T9" style:family="text">
      <style:text-properties officeooo:rsid="00075a0d"/>
    </style:style>
    <style:style style:name="T10" style:family="text">
      <style:text-properties officeooo:rsid="0007b6ec"/>
    </style:style>
    <style:style style:name="T11" style:family="text">
      <style:text-properties officeooo:rsid="0009ab50"/>
    </style:style>
    <style:style style:name="T12" style:family="text">
      <style:text-properties officeooo:rsid="000a1d73"/>
    </style:style>
    <style:style style:name="T13" style:family="text">
      <style:text-properties officeooo:rsid="000bf83c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6">Language Specification:</text:span></text:p>
      <text:p text:style-name="P2"><text:s/><text:span text:style-name="T1">1. Language Definition:</text:span></text:p>
      <text:p text:style-name="P2"><text:s text:c="2"/><text:span text:style-name="T1">1.1 Alphabet:</text:span></text:p>
      <text:p text:style-name="P2"><text:s text:c="2"/><text:span text:style-name="T1">1.1.a. Upper (A-Z) and lower case letters (a-z) of the English alphabet</text:span></text:p>
      <text:p text:style-name="P2"><text:s text:c="6"/><text:span text:style-name="T1">b. Underline character '_';</text:span></text:p>
      <text:p text:style-name="P2"><text:s text:c="6"/><text:span text:style-name="T1">c. Decimal digits (0-9);</text:span></text:p>
      <text:p text:style-name="P2"><text:s text:c="2"/><text:span text:style-name="T1">Lexic:</text:span></text:p>
      <text:p text:style-name="P2"><text:s text:c="6"/><text:span text:style-name="T1">a.Special symbols, representing:</text:span></text:p>
      <text:p text:style-name="P2"><text:s text:c="9"/><text:span text:style-name="T1">- operators + - * / &lt; &lt;= = &gt;= </text:span><text:span text:style-name="T2">&gt;&gt; &lt;&lt;</text:span></text:p>
      <text:p text:style-name="P2"><text:s text:c="9"/><text:span text:style-name="T1">- separators [ ] { } <text:s/>; : space</text:span></text:p>
      <text:p text:style-name="P2"><text:s text:c="9"/><text:span text:style-name="T1">- reserved words:</text:span></text:p>
      <text:p text:style-name="P2"><text:s text:c="16"/><text:span text:style-name="T1">array char const else if int</text:span></text:p>
      <text:p text:style-name="P2"><text:s text:c="16"/><text:span text:style-name="T1">then </text:span><text:span text:style-name="T2">for</text:span></text:p>
      <text:p text:style-name="P2"><text:s text:c="6"/><text:span text:style-name="T1">b.identifiers</text:span></text:p>
      <text:p text:style-name="P2"><text:s text:c="11"/><text:span text:style-name="T1">-a sequence of letters and digits, such that the first charater is a letter; the rule is:</text:span></text:p>
      <text:p text:style-name="P2"><text:s text:c="13"/><text:span text:style-name="T1">identifier = </text:span><text:span text:style-name="T2">letter</text:span><text:span text:style-name="T1"> | letter{letter</text:span><text:span text:style-name="T2"> | </text:span><text:span text:style-name="T1">digit}</text:span></text:p>
      <text:p text:style-name="P2"><text:s text:c="13"/><text:span text:style-name="T1">letter = "A" | "B" | . ..| "Z"</text:span></text:p>
      <text:p text:style-name="P2"><text:s text:c="13"/><text:span text:style-name="T1">digit = "0" | "1" |...| "9"</text:span></text:p>
      <text:p text:style-name="P2"><text:s text:c="6"/><text:span text:style-name="T1">c.constants</text:span></text:p>
      <text:p text:style-name="P2"><text:s text:c="9"/><text:span text:style-name="T1">1.intege</text:span><text:span text:style-name="T3">r:</text:span></text:p>
      <text:p text:style-name="P2"><text:s text:c="14"/><text:span text:style-name="T1">noconst</text:span><text:span text:style-name="T2"> = { “+” | “-” }</text:span><text:span text:style-name="T1">no</text:span></text:p>
      <text:p text:style-name="P2"><text:s text:c="14"/><text:span text:style-name="T1">no = digit{no}</text:span></text:p>
      <text:p text:style-name="P2"><text:s text:c="9"/><text:span text:style-name="T1">2.character:</text:span></text:p>
      <text:p text:style-name="P2"><text:s text:c="13"/><text:span text:style-name="T1">character = 'letter'|'digit'</text:span></text:p>
      <text:p text:style-name="P2"><text:s text:c="9"/><text:span text:style-name="T1">3.string:</text:span></text:p>
      <text:p text:style-name="P2"><text:s text:c="14"/><text:span text:style-name="T1">constchar = "string"</text:span></text:p>
      <text:p text:style-name="P2"><text:s text:c="14"/><text:span text:style-name="T1">string = char{string}</text:span></text:p>
      <text:p text:style-name="P6"><text:s text:c="14"/><text:span text:style-name="T1">char = letter|digit</text:span></text:p>
      <text:p text:style-name="P3"><text:s/><text:span text:style-name="T1">2.2 Syntax:</text:span></text:p>
      <text:p text:style-name="P8"><text:s text:c="8"/><text:span text:style-name="T1">The words - predefined tokens are specified between " and ": <text:s/></text:span></text:p>
      <text:p text:style-name="P8"><text:span text:style-name="T1"><text:s text:c="2"/></text:span></text:p>
      <text:p text:style-name="P1">a) Sintactical rules:</text:p>
      <text:p text:style-name="P11"><text:tab/><text:span text:style-name="T7">program = “stmtlist”</text:span></text:p>
      <text:p text:style-name="P11"><text:tab/><text:span text:style-name="T8">stmtlist = stmt;{stmt}</text:span></text:p>
      <text:p text:style-name="P11"><text:tab/><text:span text:style-name="T8">stmt = decl | simplestmt | structstmt</text:span></text:p>
      <text:p text:style-name="P11"><text:tab/><text:span text:style-name="T8">decl = type identifier</text:span></text:p>
      <text:p text:style-name="P15"><text:span text:style-name="T9"><text:tab/>type = primarytypes | arraytype</text:span></text:p>
      <text:p text:style-name="P15"/>
      <text:p text:style-name="P11"><text:tab/><text:span text:style-name="T9">primarytypes = “INT” | “BOOL” | “FLOAT” </text:span></text:p>
      <text:p text:style-name="P11"><text:tab/><text:span text:style-name="T9">arraytype = primarytipes ”[“ nr “]”</text:span></text:p>
      <text:p text:style-name="P11"><text:tab/></text:p>
      <text:p text:style-name="P1"><text:tab/><text:span text:style-name="T8">cmpstmt = “{“ stmtlist ”}”</text:span></text:p>
      <text:p text:style-name="P1"><text:tab/><text:span text:style-name="T9">simplestmt = assignment | istmt | ostmt</text:span></text:p>
      <text:p text:style-name="P1"><text:tab/><text:span text:style-name="T9">assignment = IDENTIFIER “=” expression </text:span></text:p>
      <text:p text:style-name="P16"><text:tab/>expression = <text:span text:style-name="T12">[!] (</text:span>term | expression operation expression | “(” expression operation expression “)”<text:span text:style-name="T12">)</text:span></text:p>
      <text:p text:style-name="P16"><text:tab/>operation = “+” | “-” | “*” | “/” | “%” | “^” </text:p>
      <text:p text:style-name="P1"><text:tab/><text:span text:style-name="T9">term = IDENTIFIER | nr | \“ char{char} \“</text:span></text:p>
      <text:p text:style-name="P1"><text:tab/><text:span text:style-name="T10">ostmt = “out” oterm {oterm}</text:span></text:p>
      <text:p text:style-name="P12"><text:tab/><text:span text:style-name="T10">oterm = “&lt;&lt;” term</text:span></text:p>
      <text:p text:style-name="P12"><text:tab/><text:span text:style-name="T10">istmt = “in” iterm {iterm}</text:span></text:p>
      <text:p text:style-name="P12"><text:tab/><text:span text:style-name="T10">iterm = “&gt;&gt;” IDENTIFIER</text:span></text:p>
      <text:p text:style-name="P12"/>
      <text:p text:style-name="P12"><text:span text:style-name="T8"><text:tab/>structstmt = ifstmt | whilestmt | forstmt</text:span></text:p>
      <text:p text:style-name="P12"><text:tab/><text:span text:style-name="T10">ifstmt = “if” condition cmpstmt {else stmt}</text:span></text:p>
      <text:p text:style-name="P12"><text:tab/><text:span text:style-name="T10">condition = expression RELATION expression</text:span></text:p>
      <text:p text:style-name="P12"><text:soft-page-break/></text:p>
      <text:p text:style-name="P1"><text:tab/><text:span text:style-name="T11">whilestmt = “while” condition compstmt </text:span></text:p>
      <text:p text:style-name="P9"><text:span text:style-name="T1"><text:tab/></text:span><text:span text:style-name="T4">forstmt = “for” “(“ assignment; condition; <text:s/>“)” cmpstmt</text:span></text:p>
      <text:p text:style-name="P2"><text:span text:style-name="T1"/></text:p>
      <text:p text:style-name="P1">b) lexical rules:</text:p>
      <text:p text:style-name="P2"><text:s/><text:span text:style-name="T1">IDENTIFIER = letter | letter{letter}{digit}</text:span></text:p>
      <text:p text:style-name="P2"><text:s text:c="5"/><text:span text:style-name="T1">letter = "A" | "B" |...| "Z"</text:span></text:p>
      <text:p text:style-name="P2"><text:s text:c="6"/><text:span text:style-name="T1">digit = "0" | "1" |...| "9"</text:span></text:p>
      <text:p text:style-name="P2"><text:s text:c="3"/><text:span text:style-name="T1">RELATION = "&lt;" | "&lt;=" | "=</text:span><text:span text:style-name="T5">=</text:span><text:span text:style-name="T1">" | "!</text:span><text:span text:style-name="T5">=</text:span><text:span text:style-name="T1">" | "&gt;=" | "&gt;" </text:span><text:span text:style-name="T5">| &amp;&amp; | || </text:span></text:p>
      <text:p text:style-name="P1"/>
      <text:p text:style-name="P1"/>
      <text:p text:style-name="P1">Codification:</text:p>
      <text:p text:style-name="P17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Token type</text:p>
          </table:table-cell>
          <table:table-cell table:style-name="Table1.B1" office:value-type="string">
            <text:p text:style-name="P21">code</text:p>
          </table:table-cell>
        </table:table-row>
        <table:table-row>
          <table:table-cell table:style-name="Table1.A2" office:value-type="string">
            <text:p text:style-name="P21">Idetifier</text:p>
          </table:table-cell>
          <table:table-cell table:style-name="Table1.B2" office:value-type="string">
            <text:p text:style-name="P21"><text:span text:style-name="T13">0 </text:span></text:p>
          </table:table-cell>
        </table:table-row>
        <table:table-row>
          <table:table-cell table:style-name="Table1.A2" office:value-type="string">
            <text:p text:style-name="P21">Constant</text:p>
          </table:table-cell>
          <table:table-cell table:style-name="Table1.B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21">Int </text:p>
          </table:table-cell>
          <table:table-cell table:style-name="Table1.B2" office:value-type="string">
            <text:p text:style-name="P21">2</text:p>
          </table:table-cell>
        </table:table-row>
        <table:table-row>
          <table:table-cell table:style-name="Table1.A2" office:value-type="string">
            <text:p text:style-name="P21">Bool</text:p>
          </table:table-cell>
          <table:table-cell table:style-name="Table1.B5" office:value-type="float" office:value="3">
            <text:p text:style-name="P21">3</text:p>
          </table:table-cell>
        </table:table-row>
        <table:table-row>
          <table:table-cell table:style-name="Table1.A2" office:value-type="string">
            <text:p text:style-name="P21">Float</text:p>
          </table:table-cell>
          <table:table-cell table:style-name="Table1.B2" office:value-type="string">
            <text:p text:style-name="P21">4</text:p>
          </table:table-cell>
        </table:table-row>
        <table:table-row>
          <table:table-cell table:style-name="Table1.A2" office:value-type="string">
            <text:p text:style-name="P21">&gt;&gt;</text:p>
          </table:table-cell>
          <table:table-cell table:style-name="Table1.B2" office:value-type="string">
            <text:p text:style-name="P21">5</text:p>
          </table:table-cell>
        </table:table-row>
        <table:table-row>
          <table:table-cell table:style-name="Table1.A2" office:value-type="string">
            <text:p text:style-name="P21">&lt;&lt;</text:p>
          </table:table-cell>
          <table:table-cell table:style-name="Table1.B2" office:value-type="string">
            <text:p text:style-name="P21">6</text:p>
          </table:table-cell>
        </table:table-row>
        <table:table-row table:style-name="Table1.1">
          <table:table-cell table:style-name="Table1.A2" office:value-type="string">
            <text:p text:style-name="P20">For</text:p>
          </table:table-cell>
          <table:table-cell table:style-name="Table1.B2" office:value-type="string">
            <text:p text:style-name="P21">7</text:p>
          </table:table-cell>
        </table:table-row>
        <table:table-row>
          <table:table-cell table:style-name="Table1.A2" office:value-type="string">
            <text:p text:style-name="P21">While </text:p>
          </table:table-cell>
          <table:table-cell table:style-name="Table1.B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21">If</text:p>
          </table:table-cell>
          <table:table-cell table:style-name="Table1.B2" office:value-type="string">
            <text:p text:style-name="P21">9</text:p>
          </table:table-cell>
        </table:table-row>
        <table:table-row>
          <table:table-cell table:style-name="Table1.A2" office:value-type="string">
            <text:p text:style-name="P21">Else</text:p>
          </table:table-cell>
          <table:table-cell table:style-name="Table1.B2" office:value-type="string">
            <text:p text:style-name="P21">10</text:p>
          </table:table-cell>
        </table:table-row>
        <table:table-row>
          <table:table-cell table:style-name="Table1.A2" office:value-type="string">
            <text:p text:style-name="P21">&amp;&amp;</text:p>
          </table:table-cell>
          <table:table-cell table:style-name="Table1.B2" office:value-type="string">
            <text:p text:style-name="P21">11</text:p>
          </table:table-cell>
        </table:table-row>
        <table:table-row>
          <table:table-cell table:style-name="Table1.A2" office:value-type="string">
            <text:p text:style-name="P21">||</text:p>
          </table:table-cell>
          <table:table-cell table:style-name="Table1.B2" office:value-type="string">
            <text:p text:style-name="P21">12</text:p>
          </table:table-cell>
        </table:table-row>
        <table:table-row>
          <table:table-cell table:style-name="Table1.A2" office:value-type="string">
            <text:p text:style-name="P19">!</text:p>
          </table:table-cell>
          <table:table-cell table:style-name="Table1.B2" office:value-type="string">
            <text:p text:style-name="P21">12</text:p>
          </table:table-cell>
        </table:table-row>
        <table:table-row table:style-name="Table1.1">
          <table:table-cell table:style-name="Table1.A2" office:value-type="string">
            <text:p text:style-name="P19">;</text:p>
          </table:table-cell>
          <table:table-cell table:style-name="Table1.B2" office:value-type="string">
            <text:p text:style-name="P21">13</text:p>
          </table:table-cell>
        </table:table-row>
        <table:table-row>
          <table:table-cell table:style-name="Table1.A2" office:value-type="string">
            <text:p text:style-name="P19">, </text:p>
          </table:table-cell>
          <table:table-cell table:style-name="Table1.B2" office:value-type="string">
            <text:p text:style-name="P21">14</text:p>
          </table:table-cell>
        </table:table-row>
        <table:table-row>
          <table:table-cell table:style-name="Table1.A2" office:value-type="string">
            <text:p text:style-name="P19">.</text:p>
          </table:table-cell>
          <table:table-cell table:style-name="Table1.B2" office:value-type="string">
            <text:p text:style-name="P21">15</text:p>
          </table:table-cell>
        </table:table-row>
        <table:table-row>
          <table:table-cell table:style-name="Table1.A2" office:value-type="string">
            <text:p text:style-name="P19">-</text:p>
          </table:table-cell>
          <table:table-cell table:style-name="Table1.B2" office:value-type="string">
            <text:p text:style-name="P21">16</text:p>
          </table:table-cell>
        </table:table-row>
        <table:table-row table:style-name="Table1.1">
          <table:table-cell table:style-name="Table1.A2" office:value-type="string">
            <text:p text:style-name="P21">+</text:p>
          </table:table-cell>
          <table:table-cell table:style-name="Table1.B2" office:value-type="string">
            <text:p text:style-name="P21">17</text:p>
          </table:table-cell>
        </table:table-row>
        <table:table-row table:style-name="Table1.1">
          <table:table-cell table:style-name="Table1.A2" office:value-type="string">
            <text:p text:style-name="P21">/</text:p>
          </table:table-cell>
          <table:table-cell table:style-name="Table1.B2" office:value-type="string">
            <text:p text:style-name="P21">18</text:p>
          </table:table-cell>
        </table:table-row>
        <table:table-row table:style-name="Table1.1">
          <table:table-cell table:style-name="Table1.A2" office:value-type="string">
            <text:p text:style-name="P21">*</text:p>
          </table:table-cell>
          <table:table-cell table:style-name="Table1.B2" office:value-type="string">
            <text:p text:style-name="P21">19</text:p>
          </table:table-cell>
        </table:table-row>
        <table:table-row>
          <table:table-cell table:style-name="Table1.A2" office:value-type="string">
            <text:p text:style-name="P21">^</text:p>
          </table:table-cell>
          <table:table-cell table:style-name="Table1.B2" office:value-type="string">
            <text:p text:style-name="P21">20</text:p>
          </table:table-cell>
        </table:table-row>
        <table:table-row>
          <table:table-cell table:style-name="Table1.A2" office:value-type="string">
            <text:p text:style-name="P21"><text:s/>= </text:p>
          </table:table-cell>
          <table:table-cell table:style-name="Table1.B2" office:value-type="string">
            <text:p text:style-name="P21">21</text:p>
          </table:table-cell>
        </table:table-row>
        <table:table-row>
          <table:table-cell table:style-name="Table1.A2" office:value-type="string">
            <text:p text:style-name="P21">&gt;=</text:p>
          </table:table-cell>
          <table:table-cell table:style-name="Table1.B2" office:value-type="string">
            <text:p text:style-name="P21">22</text:p>
          </table:table-cell>
        </table:table-row>
        <table:table-row>
          <table:table-cell table:style-name="Table1.A2" office:value-type="string">
            <text:p text:style-name="P21">&lt;=</text:p>
          </table:table-cell>
          <table:table-cell table:style-name="Table1.B2" office:value-type="string">
            <text:p text:style-name="P21">23</text:p>
          </table:table-cell>
        </table:table-row>
        <text:soft-page-break/>
        <table:table-row>
          <table:table-cell table:style-name="Table1.A2" office:value-type="string">
            <text:p text:style-name="P20"><text:s/>==</text:p>
          </table:table-cell>
          <table:table-cell table:style-name="Table1.B2" office:value-type="string">
            <text:p text:style-name="P21">24</text:p>
          </table:table-cell>
        </table:table-row>
        <table:table-row>
          <table:table-cell table:style-name="Table1.A2" office:value-type="string">
            <text:p text:style-name="P21">(</text:p>
          </table:table-cell>
          <table:table-cell table:style-name="Table1.B2" office:value-type="string">
            <text:p text:style-name="P21">25</text:p>
          </table:table-cell>
        </table:table-row>
        <table:table-row>
          <table:table-cell table:style-name="Table1.A2" office:value-type="string">
            <text:p text:style-name="P21">)</text:p>
          </table:table-cell>
          <table:table-cell table:style-name="Table1.B2" office:value-type="string">
            <text:p text:style-name="P21">26</text:p>
          </table:table-cell>
        </table:table-row>
        <table:table-row>
          <table:table-cell table:style-name="Table1.A2" office:value-type="string">
            <text:p text:style-name="P21">{</text:p>
          </table:table-cell>
          <table:table-cell table:style-name="Table1.B2" office:value-type="string">
            <text:p text:style-name="P21">27</text:p>
          </table:table-cell>
        </table:table-row>
        <table:table-row>
          <table:table-cell table:style-name="Table1.A2" office:value-type="string">
            <text:p text:style-name="P21">}</text:p>
          </table:table-cell>
          <table:table-cell table:style-name="Table1.B2" office:value-type="string">
            <text:p text:style-name="P21">28</text:p>
          </table:table-cell>
        </table:table-row>
        <table:table-row>
          <table:table-cell table:style-name="Table1.A2" office:value-type="string">
            <text:p text:style-name="P21">[</text:p>
          </table:table-cell>
          <table:table-cell table:style-name="Table1.B2" office:value-type="string">
            <text:p text:style-name="P21">29</text:p>
          </table:table-cell>
        </table:table-row>
        <table:table-row table:style-name="Table1.1">
          <table:table-cell table:style-name="Table1.A2" office:value-type="string">
            <text:p text:style-name="P21">]</text:p>
          </table:table-cell>
          <table:table-cell table:style-name="Table1.B2" office:value-type="string">
            <text:p text:style-name="P21">30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0-09T00:23:49.614000000</dc:date>
    <meta:editing-duration>PT1H41M14S</meta:editing-duration>
    <meta:editing-cycles>4</meta:editing-cycles>
    <meta:document-statistic meta:table-count="1" meta:image-count="0" meta:object-count="0" meta:page-count="3" meta:paragraph-count="127" meta:word-count="391" meta:character-count="2254" meta:non-whitespace-character-count="1667"/>
  </office:meta>
</office:document-meta>
</file>